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0.5pt"/>
    </style:style>
    <style:style style:name="P2" style:family="paragraph" style:parent-style-name="Preformatted_20_Text">
      <style:text-properties fo:color="#a9b7c6"/>
    </style:style>
    <style:style style:name="P3" style:family="paragraph" style:parent-style-name="Preformatted_20_Text">
      <style:text-properties fo:color="#a9b7c6" style:font-name="Source Code Pro" fo:font-size="10.5pt"/>
    </style:style>
    <style:style style:name="P4" style:family="paragraph" style:parent-style-name="Preformatted_20_Text">
      <style:text-properties fo:color="#cc7832"/>
    </style:style>
    <style:style style:name="T1" style:family="text">
      <style:text-properties fo:color="#cc7832"/>
    </style:style>
    <style:style style:name="T2" style:family="text">
      <style:text-properties fo:color="#cc7832" style:font-name="Source Code Pro" fo:font-size="10.5pt"/>
    </style:style>
    <style:style style:name="T3" style:family="text">
      <style:text-properties style:font-name="Source Code Pro" fo:font-size="10.5pt"/>
    </style:style>
    <style:style style:name="T4" style:family="text">
      <style:text-properties style:font-name="Source Code Pro" fo:font-size="10.5pt" fo:font-style="italic"/>
    </style:style>
    <style:style style:name="T5" style:family="text">
      <style:text-properties fo:color="#9876aa"/>
    </style:style>
    <style:style style:name="T6" style:family="text">
      <style:text-properties fo:color="#9876aa" style:font-name="Source Code Pro" fo:font-size="10.5pt"/>
    </style:style>
    <style:style style:name="T7" style:family="text">
      <style:text-properties fo:color="#9876aa" style:font-name="Source Code Pro" fo:font-size="10.5pt" fo:font-style="italic"/>
    </style:style>
    <style:style style:name="T8" style:family="text">
      <style:text-properties fo:color="#ffc66d" style:font-name="Source Code Pro" fo:font-size="10.5pt"/>
    </style:style>
    <style:style style:name="T9" style:family="text">
      <style:text-properties fo:color="#bbb529"/>
    </style:style>
    <style:style style:name="T10" style:family="text">
      <style:text-properties fo:color="#bbb529" style:font-name="Source Code Pro" fo:font-size="10.5pt"/>
    </style:style>
    <style:style style:name="T11" style:family="text">
      <style:text-properties fo:color="#6897bb" style:font-name="Source Code Pro" fo:font-size="10.5pt"/>
    </style:style>
    <style:style style:name="T12" style:family="text">
      <style:text-properties fo:color="#808080"/>
    </style:style>
    <style:style style:name="T13" style:family="text">
      <style:text-properties fo:color="#808080" style:font-name="Source Code Pro" fo:font-size="10.5pt"/>
    </style:style>
    <style:style style:name="T14" style:family="text">
      <style:text-properties fo:color="#b389c5" style:font-name="Source Code Pro" fo:font-size="10.5pt"/>
    </style:style>
    <style:style style:name="T15" style:family="text">
      <style:text-properties fo:color="#6a8759" style:font-name="Source Code Pro" fo:font-size="10.5pt"/>
    </style:style>
    <style:style style:name="T16" style:family="text">
      <style:text-properties fo:color="#6a8759" style:font-name-complex="DejaVu Sans Mono" style:font-size-complex="10.5pt"/>
    </style:style>
    <style:style style:name="T17" style:family="text">
      <style:text-properties fo:color="#6a8759" style:font-name-complex="Source Code Pro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ckage </text:span>com.ahmad.mustafa.ischarging<text:span text:style-name="T1">;</text:span></text:p>
      <text:p text:style-name="P3"><text:span text:style-name="T1">import </text:span>android.Manifest<text:span text:style-name="T1">;</text:span></text:p>
      <text:p text:style-name="P3"><text:span text:style-name="T1">import </text:span>android.content.Intent<text:span text:style-name="T1">;</text:span></text:p>
      <text:p text:style-name="P3"><text:span text:style-name="T1">import </text:span>android.content.pm.PackageManager<text:span text:style-name="T1">;</text:span></text:p>
      <text:p text:style-name="P3"><text:span text:style-name="T1">import </text:span>android.location.Location<text:span text:style-name="T1">;</text:span></text:p>
      <text:p text:style-name="P3"><text:span text:style-name="T1">import </text:span>android.location.LocationListener<text:span text:style-name="T1">;</text:span></text:p>
      <text:p text:style-name="P3"><text:span text:style-name="T1">import </text:span>android.location.LocationManager<text:span text:style-name="T1">;</text:span></text:p>
      <text:p text:style-name="P3"><text:span text:style-name="T1">import </text:span>android.os.Build<text:span text:style-name="T1">;</text:span></text:p>
      <text:p text:style-name="P3"><text:span text:style-name="T1">import </text:span>android.provider.Settings<text:span text:style-name="T1">;</text:span></text:p>
      <text:p text:style-name="P3"><text:span text:style-name="T1">import </text:span>android.support.v4.app.ActivityCompat<text:span text:style-name="T1">;</text:span></text:p>
      <text:p text:style-name="P3"><text:span text:style-name="T1">import </text:span>android.support.v7.app.AppCompatActivity<text:span text:style-name="T1">;</text:span></text:p>
      <text:p text:style-name="P3"><text:span text:style-name="T1">import </text:span>android.os.Bundle<text:span text:style-name="T1">;</text:span></text:p>
      <text:p text:style-name="P3"><text:span text:style-name="T1">import </text:span>android.widget.TextView<text:span text:style-name="T1">;</text:span></text:p>
      <text:p text:style-name="P3"><text:span text:style-name="T1">import </text:span>net.alhazmy13.PrayerTimes.PrayerTime<text:span text:style-name="T1">;</text:span></text:p>
      <text:p text:style-name="P3"><text:span text:style-name="T1">import </text:span>java.util.ArrayList<text:span text:style-name="T1">;</text:span></text:p>
      <text:p text:style-name="P3"><text:span text:style-name="T1">import </text:span>java.util.Calendar<text:span text:style-name="T1">;</text:span></text:p>
      <text:p text:style-name="P3"><text:span text:style-name="T1">import </text:span>java.util.GregorianCalendar<text:span text:style-name="T1">;</text:span></text:p>
      <text:p text:style-name="P3"><text:span text:style-name="T1">import </text:span>java.util.TimeZone<text:span text:style-name="T1">;</text:span></text:p>
      <text:p text:style-name="P3"><text:span text:style-name="T1">import </text:span>java.util.concurrent.TimeUnit<text:span text:style-name="T1">;</text:span></text:p>
      <text:p text:style-name="P3"><text:span text:style-name="T1">public class </text:span>TimeSalah <text:span text:style-name="T1">extends </text:span>AppCompatActivity {</text:p>
      <text:p text:style-name="P2"><text:s text:c="4"/><text:span text:style-name="T3">TextView </text:span><text:span text:style-name="T6">fajir</text:span><text:span text:style-name="T2">, </text:span><text:span text:style-name="T6">dhur</text:span><text:span text:style-name="T2">, </text:span><text:span text:style-name="T6">asr</text:span><text:span text:style-name="T2">, </text:span><text:span text:style-name="T6">maghrib</text:span><text:span text:style-name="T2">, </text:span><text:span text:style-name="T6">isha</text:span><text:span text:style-name="T2">, </text:span><text:span text:style-name="T6">shorokh</text:span><text:span text:style-name="T2">;</text:span></text:p>
      <text:p text:style-name="P2"><text:span text:style-name="T1"><text:s text:c="4"/></text:span><text:span text:style-name="T2">private </text:span><text:span text:style-name="T3">LocationManager </text:span><text:span text:style-name="T6">locationManager</text:span><text:span text:style-name="T2">;</text:span></text:p>
      <text:p text:style-name="P2"><text:span text:style-name="T1"><text:s text:c="4"/></text:span><text:span text:style-name="T2">private </text:span><text:span text:style-name="T3">LocationListener </text:span><text:span text:style-name="T6">locationListener</text:span><text:span text:style-name="T2">;</text:span></text:p>
      <text:p text:style-name="P2"><text:span text:style-name="T1"><text:s text:c="4"/></text:span></text:p>
      <text:p text:style-name="P2"><text:span text:style-name="T1"><text:s text:c="4"/></text:span><text:span text:style-name="T3">}</text:span></text:p>
      <text:p text:style-name="P2"><text:s text:c="4"/><text:span text:style-name="T10">@Override</text:span></text:p>
      <text:p text:style-name="P2"><text:span text:style-name="T9"><text:s text:c="4"/></text:span><text:span text:style-name="T2">protected void </text:span><text:span text:style-name="T8">onCreate</text:span><text:span text:style-name="T3">(Bundle savedInstanceState) {</text:span></text:p>
      <text:p text:style-name="P2"><text:s text:c="8"/><text:span text:style-name="T2">super</text:span><text:span text:style-name="T3">.onCreate(savedInstanceState)</text:span><text:span text:style-name="T2">;</text:span></text:p>
      <text:p text:style-name="P2"><text:span text:style-name="T1"><text:s text:c="8"/></text:span><text:span text:style-name="T3">setContentView(R.layout.</text:span><text:span text:style-name="T7">activity_time_salah</text:span><text:span text:style-name="T3">)</text:span><text:span text:style-name="T2">;</text:span></text:p>
      <text:p text:style-name="P2"><text:span text:style-name="T1"><text:s text:c="8"/></text:span><text:span text:style-name="T3">init()</text:span><text:span text:style-name="T2">;</text:span></text:p>
      <text:p text:style-name="P2"><text:span text:style-name="T1"><text:s text:c="8"/></text:span><text:span text:style-name="T2">final </text:span><text:span text:style-name="T3">PrayerTime prayers = </text:span><text:span text:style-name="T2">new </text:span><text:span text:style-name="T3">PrayerTime()</text:span><text:span text:style-name="T2">;</text:span></text:p>
      <text:p text:style-name="P2"><text:span text:style-name="T1"><text:s text:c="8"/></text:span><text:span text:style-name="T3">prayers.setTimeFormat(PrayerTime.TimeFormat.</text:span><text:span text:style-name="T7">Time12</text:span><text:span text:style-name="T3">)</text:span><text:span text:style-name="T2">;</text:span></text:p>
      <text:p text:style-name="P2"><text:span text:style-name="T1"><text:s text:c="8"/></text:span><text:span text:style-name="T3">prayers.setCalcMethod(PrayerTime.Calculation.</text:span><text:span text:style-name="T7">Makkah</text:span><text:span text:style-name="T3">)</text:span><text:span text:style-name="T2">;</text:span></text:p>
      <text:p text:style-name="P2"><text:span text:style-name="T1"><text:s text:c="8"/></text:span><text:span text:style-name="T3">prayers.setAsrJuristic(PrayerTime.Juristic.</text:span><text:span text:style-name="T7">Shafii</text:span><text:span text:style-name="T3">)</text:span><text:span text:style-name="T2">;</text:span></text:p>
      <text:p text:style-name="P2"><text:span text:style-name="T1"><text:s text:c="8"/></text:span><text:span text:style-name="T3">prayers.setAdjustHighLats(PrayerTime.Adjusting.</text:span><text:span text:style-name="T7">AngleBased</text:span><text:span text:style-name="T3">)</text:span><text:span text:style-name="T2">;</text:span></text:p>
      <text:p text:style-name="P2"><text:span text:style-name="T1"><text:s text:c="8"/></text:span><text:span text:style-name="T3">prayers.setOffsets(</text:span><text:span text:style-name="T2">new int</text:span><text:span text:style-name="T3">[]{</text:span><text:span text:style-name="T11">0</text:span><text:span text:style-name="T2">, </text:span><text:span text:style-name="T11">0</text:span><text:span text:style-name="T2">, </text:span><text:span text:style-name="T11">0</text:span><text:span text:style-name="T2">, </text:span><text:span text:style-name="T11">0</text:span><text:span text:style-name="T2">, </text:span><text:span text:style-name="T11">0</text:span><text:span text:style-name="T2">, </text:span><text:span text:style-name="T11">0</text:span><text:span text:style-name="T2">, </text:span><text:span text:style-name="T11">0</text:span><text:span text:style-name="T3">})</text:span><text:span text:style-name="T2">;</text:span></text:p>
      <text:p text:style-name="P2"><text:span text:style-name="T1"><text:s text:c="8"/></text:span><text:span text:style-name="T3">{</text:span><text:span text:style-name="T13">// location Operations</text:span></text:p>
      <text:p text:style-name="P2"><text:span text:style-name="T12"><text:s text:c="12"/></text:span><text:span text:style-name="T6">locationManager </text:span><text:span text:style-name="T3">= (LocationManager) getSystemService(</text:span><text:span text:style-name="T7">LOCATION_SERVICE</text:span><text:span text:style-name="T3">)</text:span><text:span text:style-name="T2">;</text:span></text:p>
      <text:p text:style-name="P2"><text:span text:style-name="T1"><text:s text:c="12"/></text:span><text:span text:style-name="T6">locationListener </text:span><text:span text:style-name="T3">= </text:span><text:span text:style-name="T2">new </text:span><text:span text:style-name="T3">LocationListener() {</text:span></text:p>
      <text:p text:style-name="P2"><text:s text:c="16"/><text:span text:style-name="T10">@Override</text:span></text:p>
      <text:p text:style-name="P2"><text:span text:style-name="T9"><text:s text:c="16"/></text:span><text:span text:style-name="T2">public void </text:span><text:span text:style-name="T8">onLocationChanged</text:span><text:span text:style-name="T3">(Location location) {</text:span></text:p>
      <text:p text:style-name="P2"><text:s text:c="20"/><text:span text:style-name="T3">setmLatitude(location.getLatitude())</text:span><text:span text:style-name="T2">;</text:span></text:p>
      <text:p text:style-name="P2"><text:span text:style-name="T1"><text:s text:c="20"/></text:span><text:span text:style-name="T3">setmLongitude(location.getLongitude())</text:span><text:span text:style-name="T2">;</text:span></text:p>
      <text:p text:style-name="P2"><text:span text:style-name="T1"><text:s text:c="20"/></text:span><text:span text:style-name="T3">ArrayList&lt;String&gt; prayerTimes = </text:span><text:span text:style-name="T14">prayers</text:span><text:span text:style-name="T3">.getPrayerTimes(Calendar.</text:span><text:span text:style-name="T4">getInstance</text:span><text:span text:style-name="T3">()</text:span></text:p>
      <text:p text:style-name="P2"><text:s text:c="28"/><text:span text:style-name="T2">, </text:span><text:span text:style-name="T3">getmLatitude()</text:span></text:p>
      <text:p text:style-name="P2"><text:s text:c="28"/><text:span text:style-name="T2">, </text:span><text:span text:style-name="T3">getmLongitude()</text:span></text:p>
      <text:p text:style-name="P2"><text:s text:c="28"/><text:span text:style-name="T2">, </text:span><text:span text:style-name="T3">getCurrentTimeZone())</text:span><text:span text:style-name="T2">;</text:span></text:p>
      <text:p text:style-name="P2"><text:span text:style-name="T1"><text:s text:c="20"/></text:span><text:span text:style-name="T6">fajir</text:span><text:span text:style-name="T3">.setText(</text:span><text:span text:style-name="T15">" </text:span><text:span text:style-name="T16">الفجر</text:span><text:span text:style-name="T17"> </text:span><text:span text:style-name="T15">:" </text:span><text:span text:style-name="T3">+ prayerTimes.get(PrayerTime.Time.</text:span><text:span text:style-name="T7">Fajr</text:span><text:span text:style-name="T3">))</text:span><text:span text:style-name="T2">;</text:span></text:p>
      <text:p text:style-name="P2"><text:span text:style-name="T1"><text:s text:c="20"/></text:span><text:span text:style-name="T13">//shorokh.setTextSize(prayerTimes.get((PrayerTime.Time.Sunset));</text:span></text:p>
      <text:p text:style-name="P2"><text:span text:style-name="T12"><text:s text:c="20"/></text:span><text:span text:style-name="T6">dhur</text:span><text:span text:style-name="T3">.setText(</text:span><text:span text:style-name="T15">" </text:span><text:span text:style-name="T16">الظهر</text:span><text:span text:style-name="T17"> </text:span><text:span text:style-name="T15">:" </text:span><text:span text:style-name="T3">+ prayerTimes.get(PrayerTime.Time.</text:span><text:span text:style-name="T7">Dhuhr</text:span><text:span text:style-name="T3">))</text:span><text:span text:style-name="T2">;</text:span></text:p>
      <text:p text:style-name="P2"><text:span text:style-name="T1"><text:s text:c="20"/></text:span><text:span text:style-name="T6">asr</text:span><text:span text:style-name="T3">.setText(</text:span><text:span text:style-name="T15">" </text:span><text:span text:style-name="T16">العصر</text:span><text:span text:style-name="T17"> </text:span><text:span text:style-name="T15">:" </text:span><text:span text:style-name="T3">+ prayerTimes.get(PrayerTime.Time.</text:span><text:span text:style-name="T7">Asr</text:span><text:span text:style-name="T3">))</text:span><text:span text:style-name="T2">;</text:span></text:p>
      <text:p text:style-name="P2"><text:span text:style-name="T1"><text:s text:c="20"/></text:span><text:span text:style-name="T6">maghrib</text:span><text:span text:style-name="T3">.setText(</text:span><text:span text:style-name="T15">" </text:span><text:span text:style-name="T16">المغرب</text:span><text:span text:style-name="T17"> </text:span><text:span text:style-name="T15">:" </text:span><text:span text:style-name="T3">+ prayerTimes.get(PrayerTime.Time.</text:span><text:span text:style-name="T7">Maghrib</text:span><text:span text:style-name="T3">))</text:span><text:span text:style-name="T2">;</text:span></text:p>
      <text:p text:style-name="P2"><text:span text:style-name="T1"><text:s text:c="20"/></text:span><text:span text:style-name="T6">isha</text:span><text:span text:style-name="T3">.setText(</text:span><text:span text:style-name="T15">" </text:span><text:span text:style-name="T16">العشاء</text:span><text:span text:style-name="T17"> </text:span><text:span text:style-name="T15">:" </text:span><text:span text:style-name="T3">+ prayerTimes.get(PrayerTime.Time.</text:span><text:span text:style-name="T7">Isha</text:span><text:span text:style-name="T3">))</text:span><text:span text:style-name="T2">;</text:span></text:p>
      <text:p text:style-name="P2"><text:span text:style-name="T1"><text:s text:c="16"/></text:span><text:span text:style-name="T3">}</text:span></text:p>
      <text:p text:style-name="P2"><text:soft-page-break/><text:s text:c="16"/><text:span text:style-name="T10">@Override</text:span></text:p>
      <text:p text:style-name="P2"><text:span text:style-name="T9"><text:s text:c="16"/></text:span><text:span text:style-name="T2">public void </text:span><text:span text:style-name="T8">onStatusChanged</text:span><text:span text:style-name="T3">(String provider</text:span><text:span text:style-name="T2">, int </text:span><text:span text:style-name="T3">status</text:span><text:span text:style-name="T2">, </text:span><text:span text:style-name="T3">Bundle extras) {</text:span></text:p>
      <text:p text:style-name="P2"><text:s text:c="16"/><text:span text:style-name="T3">}</text:span></text:p>
      <text:p text:style-name="P2"><text:s text:c="16"/><text:span text:style-name="T10">@Override</text:span></text:p>
      <text:p text:style-name="P2"><text:span text:style-name="T9"><text:s text:c="16"/></text:span><text:span text:style-name="T2">public void </text:span><text:span text:style-name="T8">onProviderEnabled</text:span><text:span text:style-name="T3">(String provider) {</text:span></text:p>
      <text:p text:style-name="P2"><text:s text:c="16"/><text:span text:style-name="T3">}</text:span></text:p>
      <text:p text:style-name="P2"><text:s text:c="16"/><text:span text:style-name="T10">@Override</text:span></text:p>
      <text:p text:style-name="P2"><text:span text:style-name="T9"><text:s text:c="16"/></text:span><text:span text:style-name="T2">public void </text:span><text:span text:style-name="T8">onProviderDisabled</text:span><text:span text:style-name="T3">(String provider) {</text:span></text:p>
      <text:p text:style-name="P2"><text:s text:c="20"/><text:span text:style-name="T3">startActivity(</text:span><text:span text:style-name="T2">new </text:span><text:span text:style-name="T3">Intent(Settings.</text:span><text:span text:style-name="T7">ACTION_LOCATION_SOURCE_SETTINGS</text:span><text:span text:style-name="T3">))</text:span><text:span text:style-name="T2">;</text:span></text:p>
      <text:p text:style-name="P2"><text:span text:style-name="T1"><text:s text:c="16"/></text:span><text:span text:style-name="T3">}</text:span></text:p>
      <text:p text:style-name="P2"><text:s text:c="12"/><text:span text:style-name="T3">}</text:span><text:span text:style-name="T2">;</text:span></text:p>
      <text:p text:style-name="P2"><text:span text:style-name="T1"><text:s text:c="12"/></text:span><text:span text:style-name="T3">configure()</text:span><text:span text:style-name="T2">;</text:span></text:p>
      <text:p text:style-name="P2"><text:span text:style-name="T1"><text:s text:c="8"/></text:span><text:span text:style-name="T3">}</text:span></text:p>
      <text:p text:style-name="P2"><text:s text:c="4"/><text:span text:style-name="T3">}</text:span></text:p>
      <text:p text:style-name="P2"><text:s text:c="4"/><text:span text:style-name="T10">@Override</text:span></text:p>
      <text:p text:style-name="P2"><text:span text:style-name="T9"><text:s text:c="4"/></text:span><text:span text:style-name="T2">public void </text:span><text:span text:style-name="T8">onRequestPermissionsResult</text:span><text:span text:style-name="T3">(</text:span><text:span text:style-name="T2">int </text:span><text:span text:style-name="T3">requestCode</text:span></text:p>
      <text:p text:style-name="P2"><text:s text:c="12"/><text:span text:style-name="T2">, </text:span><text:span text:style-name="T3">String[] permissions</text:span></text:p>
      <text:p text:style-name="P2"><text:s text:c="12"/><text:span text:style-name="T2">, int</text:span><text:span text:style-name="T3">[] grantResults) {</text:span></text:p>
      <text:p text:style-name="P2"><text:s text:c="8"/><text:span text:style-name="T2">switch </text:span><text:span text:style-name="T3">(requestCode) {</text:span></text:p>
      <text:p text:style-name="P2"><text:s text:c="12"/><text:span text:style-name="T2">case </text:span><text:span text:style-name="T11">10</text:span><text:span text:style-name="T3">:</text:span></text:p>
      <text:p text:style-name="P2"><text:s text:c="16"/><text:span text:style-name="T3">configure()</text:span><text:span text:style-name="T2">;</text:span></text:p>
      <text:p text:style-name="P4"><text:s text:c="16"/><text:span text:style-name="T3">break;</text:span></text:p>
      <text:p text:style-name="P2"><text:span text:style-name="T1"><text:s text:c="12"/></text:span><text:span text:style-name="T2">default</text:span><text:span text:style-name="T3">:</text:span></text:p>
      <text:p text:style-name="P2"><text:s text:c="16"/><text:span text:style-name="T2">break;</text:span></text:p>
      <text:p text:style-name="P2"><text:span text:style-name="T1"><text:s text:c="8"/></text:span><text:span text:style-name="T3">}</text:span></text:p>
      <text:p text:style-name="P2"><text:s text:c="4"/><text:span text:style-name="T3">}</text:span></text:p>
      <text:p text:style-name="P2"><text:s text:c="4"/><text:span text:style-name="T2">private void </text:span><text:span text:style-name="T8">configure</text:span><text:span text:style-name="T3">() {</text:span></text:p>
      <text:p text:style-name="P2"><text:s text:c="8"/><text:span text:style-name="T13">// first check for permissions</text:span></text:p>
      <text:p text:style-name="P2"><text:span text:style-name="T12"><text:s text:c="8"/></text:span><text:span text:style-name="T2">if </text:span><text:span text:style-name="T3">( Build.VERSION.</text:span><text:span text:style-name="T7">SDK_INT </text:span><text:span text:style-name="T3">&gt;= Build.VERSION_CODES.</text:span><text:span text:style-name="T7">M </text:span><text:span text:style-name="T3">) {</text:span></text:p>
      <text:p text:style-name="P2"><text:s text:c="12"/><text:span text:style-name="T2">if </text:span><text:span text:style-name="T3">( ActivityCompat.</text:span><text:span text:style-name="T4">checkSelfPermission</text:span></text:p>
      <text:p text:style-name="P2"><text:s text:c="20"/><text:span text:style-name="T3">(</text:span><text:span text:style-name="T2">this, </text:span><text:span text:style-name="T3">Manifest.permission.</text:span><text:span text:style-name="T7">ACCESS_FINE_LOCATION</text:span><text:span text:style-name="T3">)</text:span></text:p>
      <text:p text:style-name="P2"><text:s text:c="20"/><text:span text:style-name="T3">!= PackageManager.</text:span><text:span text:style-name="T7">PERMISSION_GRANTED</text:span></text:p>
      <text:p text:style-name="P2"><text:span text:style-name="T5"><text:s text:c="20"/></text:span><text:span text:style-name="T3">&amp;&amp; ActivityCompat.</text:span><text:span text:style-name="T4">checkSelfPermission</text:span><text:span text:style-name="T3">(</text:span><text:span text:style-name="T2">this, </text:span><text:span text:style-name="T3">Manifest.permission.</text:span><text:span text:style-name="T7">ACCESS_COARSE_LOCATION</text:span><text:span text:style-name="T3">)</text:span></text:p>
      <text:p text:style-name="P2"><text:s text:c="20"/><text:span text:style-name="T3">!= PackageManager.</text:span><text:span text:style-name="T7">PERMISSION_GRANTED </text:span><text:span text:style-name="T3">) {</text:span></text:p>
      <text:p text:style-name="P2"><text:s text:c="16"/><text:span text:style-name="T3">requestPermissions(</text:span><text:span text:style-name="T2">new </text:span><text:span text:style-name="T3">String[]{</text:span></text:p>
      <text:p text:style-name="P2"><text:s text:c="24"/><text:span text:style-name="T3">Manifest.permission.</text:span><text:span text:style-name="T7">ACCESS_COARSE_LOCATION</text:span></text:p>
      <text:p text:style-name="P2"><text:span text:style-name="T5"><text:s text:c="24"/></text:span><text:span text:style-name="T2">,</text:span><text:span text:style-name="T3">Manifest.permission.</text:span><text:span text:style-name="T7">ACCESS_FINE_LOCATION</text:span></text:p>
      <text:p text:style-name="P2"><text:span text:style-name="T5"><text:s text:c="24"/></text:span><text:span text:style-name="T2">, </text:span><text:span text:style-name="T3">Manifest.permission.</text:span><text:span text:style-name="T7">INTERNET</text:span></text:p>
      <text:p text:style-name="P2"><text:span text:style-name="T5"><text:s text:c="16"/></text:span><text:span text:style-name="T3">}</text:span></text:p>
      <text:p text:style-name="P2"><text:s text:c="16"/><text:span text:style-name="T2">, </text:span><text:span text:style-name="T11">10</text:span><text:span text:style-name="T3">)</text:span><text:span text:style-name="T2">;</text:span></text:p>
      <text:p text:style-name="P4"><text:s text:c="16"/><text:span text:style-name="T3">return;</text:span></text:p>
      <text:p text:style-name="P2"><text:span text:style-name="T1"><text:s text:c="12"/></text:span><text:span text:style-name="T3">}</text:span></text:p>
      <text:p text:style-name="P2"><text:s text:c="8"/><text:span text:style-name="T3">}</text:span></text:p>
      <text:p text:style-name="P2"><text:s text:c="8"/><text:span text:style-name="T6">locationManager</text:span><text:span text:style-name="T3">.requestLocationUpdates(</text:span><text:span text:style-name="T15">"gps" </text:span><text:span text:style-name="T13">// provider by GPS</text:span></text:p>
      <text:p text:style-name="P2"><text:span text:style-name="T12"><text:s text:c="16"/></text:span><text:span text:style-name="T2">, </text:span><text:span text:style-name="T11">5000 </text:span><text:span text:style-name="T13">// minTime for check is Location is changed</text:span></text:p>
      <text:p text:style-name="P2"><text:span text:style-name="T12"><text:s text:c="16"/></text:span><text:span text:style-name="T2">, </text:span><text:span text:style-name="T11">0 </text:span><text:span text:style-name="T13">//</text:span></text:p>
      <text:p text:style-name="P2"><text:span text:style-name="T12"><text:s text:c="16"/></text:span><text:span text:style-name="T2">, </text:span><text:span text:style-name="T6">locationListener</text:span><text:span text:style-name="T3">)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rivate void </text:span><text:span text:style-name="T8">init</text:span><text:span text:style-name="T3">() {</text:span></text:p>
      <text:p text:style-name="P2"><text:s text:c="8"/><text:span text:style-name="T6">fajir </text:span><text:span text:style-name="T3">= (TextView) findViewById(R.id.</text:span><text:span text:style-name="T7">fager</text:span><text:span text:style-name="T3">)</text:span><text:span text:style-name="T2">;</text:span></text:p>
      <text:p text:style-name="P2"><text:span text:style-name="T1"><text:s text:c="8"/></text:span><text:span text:style-name="T13">//shorokh = (TextView) findViewById(R.id.shrokh);</text:span></text:p>
      <text:p text:style-name="P2"><text:span text:style-name="T12"><text:s text:c="8"/></text:span><text:span text:style-name="T6">dhur </text:span><text:span text:style-name="T3">= (TextView) findViewById(R.id.</text:span><text:span text:style-name="T7">dher</text:span><text:span text:style-name="T3">)</text:span><text:span text:style-name="T2">;</text:span></text:p>
      <text:p text:style-name="P2"><text:span text:style-name="T1"><text:s text:c="8"/></text:span><text:span text:style-name="T6">asr </text:span><text:span text:style-name="T3">= (TextView) findViewById(R.id.</text:span><text:span text:style-name="T7">aser</text:span><text:span text:style-name="T3">)</text:span><text:span text:style-name="T2">;</text:span></text:p>
      <text:p text:style-name="P2"><text:span text:style-name="T1"><text:s text:c="8"/></text:span><text:span text:style-name="T6">maghrib </text:span><text:span text:style-name="T3">= (TextView) findViewById(R.id.</text:span><text:span text:style-name="T7">magreb</text:span><text:span text:style-name="T3">)</text:span><text:span text:style-name="T2">;</text:span></text:p>
      <text:p text:style-name="P2"><text:soft-page-break/><text:span text:style-name="T1"><text:s text:c="8"/></text:span><text:span text:style-name="T6">isha </text:span><text:span text:style-name="T3">= (TextView) findViewById(R.id.</text:span><text:span text:style-name="T7">isha</text:span><text:span text:style-name="T3">)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rivate long </text:span><text:span text:style-name="T8">getCurrentTimeZone</text:span><text:span text:style-name="T3">() {</text:span></text:p>
      <text:p text:style-name="P2"><text:s text:c="8"/><text:span text:style-name="T2">long </text:span><text:span text:style-name="T3">currentTimeZone</text:span><text:span text:style-name="T2">;</text:span></text:p>
      <text:p text:style-name="P2"><text:span text:style-name="T1"><text:s text:c="8"/></text:span><text:span text:style-name="T3">Calendar mCalendar = </text:span><text:span text:style-name="T2">new </text:span><text:span text:style-name="T3">GregorianCalendar()</text:span><text:span text:style-name="T2">;</text:span></text:p>
      <text:p text:style-name="P2"><text:span text:style-name="T1"><text:s text:c="8"/></text:span><text:span text:style-name="T3">TimeZone mTimeZone = mCalendar.getTimeZone()</text:span><text:span text:style-name="T2">;</text:span></text:p>
      <text:p text:style-name="P2"><text:span text:style-name="T1"><text:s text:c="8"/></text:span><text:span text:style-name="T2">int </text:span><text:span text:style-name="T3">mGMTOffset = mTimeZone.getRawOffset()</text:span><text:span text:style-name="T2">;</text:span></text:p>
      <text:p text:style-name="P2"><text:span text:style-name="T1"><text:s text:c="8"/></text:span><text:span text:style-name="T2">return </text:span><text:span text:style-name="T3">currentTimeZone = TimeUnit.</text:span><text:span text:style-name="T7">HOURS</text:span><text:span text:style-name="T3">.convert(mGMTOffset</text:span><text:span text:style-name="T2">, </text:span><text:span text:style-name="T3">TimeUnit.</text:span><text:span text:style-name="T7">MILLISECONDS</text:span><text:span text:style-name="T3">)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10">@Override</text:span></text:p>
      <text:p text:style-name="P2"><text:span text:style-name="T9"><text:s text:c="4"/></text:span><text:span text:style-name="T2">protected void </text:span><text:span text:style-name="T8">onDestroy</text:span><text:span text:style-name="T3">() {</text:span></text:p>
      <text:p text:style-name="P2"><text:s text:c="8"/><text:span text:style-name="T2">super</text:span><text:span text:style-name="T3">.onDestroy()</text:span><text:span text:style-name="T2">;</text:span></text:p>
      <text:p text:style-name="P2"><text:span text:style-name="T1"><text:s text:c="8"/></text:span><text:span text:style-name="T3">setmLongitude(</text:span><text:span text:style-name="T11">0.0</text:span><text:span text:style-name="T3">)</text:span><text:span text:style-name="T2">;</text:span></text:p>
      <text:p text:style-name="P2"><text:span text:style-name="T1"><text:s text:c="8"/></text:span><text:span text:style-name="T3">setmLongitude(</text:span><text:span text:style-name="T11">0.0</text:span><text:span text:style-name="T3">)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3:34:00.305860637</meta:creation-date>
    <dc:date>2017-04-03T04:42:15.911866513</dc:date>
    <meta:editing-duration>PT58M5S</meta:editing-duration>
    <meta:editing-cycles>1</meta:editing-cycles>
    <meta:document-statistic meta:table-count="0" meta:image-count="0" meta:object-count="0" meta:page-count="3" meta:paragraph-count="124" meta:word-count="323" meta:character-count="5100" meta:non-whitespace-character-count="3664"/>
    <meta:generator>LibreOffice/5.1.6.2$Linux_X86_64 LibreOffice_project/10m0$Build-2</meta:generator>
  </office:meta>
</office:document-meta>
</file>